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style-complex="italic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</style:style>
    <style:style style:name="P17" style:family="paragraph" style:parent-style-name="Text_20_body" style:list-style-name="L14">
      <style:paragraph-properties fo:margin-top="0in" fo:margin-bottom="0in"/>
    </style:style>
    <style:style style:name="P18" style:family="paragraph" style:parent-style-name="Text_20_body" style:list-style-name="L15">
      <style:paragraph-properties fo:margin-top="0in" fo:margin-bottom="0in"/>
    </style:style>
    <style:style style:name="P19" style:family="paragraph" style:parent-style-name="Text_20_body" style:list-style-name="L16">
      <style:paragraph-properties fo:margin-top="0in" fo:margin-bottom="0in"/>
    </style:style>
    <style:style style:name="P20" style:family="paragraph" style:parent-style-name="Text_20_body" style:list-style-name="L17">
    </style:style>
    <style:style style:name="P21" style:family="paragraph" style:parent-style-name="Text_20_body" style:list-style-name="L18">
      <style:paragraph-properties fo:margin-top="0in" fo:margin-bottom="0in"/>
    </style:style>
    <style:style style:name="P22" style:family="paragraph" style:parent-style-name="Text_20_body" style:list-style-name="L19">
    </style:style>
    <style:style style:name="P23" style:family="paragraph" style:parent-style-name="Text_20_body" style:list-style-name="L20">
      <style:paragraph-properties fo:margin-top="0in" fo:margin-bottom="0in"/>
    </style:style>
    <style:style style:name="P24" style:family="paragraph" style:parent-style-name="Text_20_body" style:list-style-name="L2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Elysium Scene</text:p>
      <text:h text:style-name="Heading_20_1" text:outline-level="1"><text:bookmark-start text:name="pre-play"/>Pre-play<text:bookmark-end text:name="pre-play"/></text:h>
      <text:p text:style-name="First_20_paragraph">Discuss Desires</text:p>
      <text:h text:style-name="Heading_20_1" text:outline-level="1"><text:bookmark-start text:name="pre-scene"/>Pre-scene<text:bookmark-end text:name="pre-scene"/></text:h>
      <text:list text:style-name="L1">
        <text:list-item>
          <text:p text:style-name="P1">Rowan - Feeds: any issue will involve someone recognising her from the attack</text:p>
        </text:list-item>
        <text:list-item>
          <text:p text:style-name="P1">Owen - He will come across the sister of his victim - who ishh handing out leaflets.</text:p>
        </text:list-item>
        <text:list-item>
          <text:p text:style-name="P1">Lilith - gets a notice of expropriation</text:p>
        </text:list-item>
        <text:list-item>
          <text:p text:style-name="P1">Walter - feeds of Robert Lamont - who shows him an IR picture from the terrorist attack.</text:p>
        </text:list-item>
      </text:list>
      <text:h text:style-name="Heading_20_1" text:outline-level="1"><text:bookmark-start text:name="overview"/>Overview<text:bookmark-end text:name="overview"/></text:h>
      <text:p text:style-name="First_20_paragraph">The PCs attend Elysium in London, and meet some other vampires.</text:p>
      <text:h text:style-name="Heading_20_2" text:outline-level="2"><text:bookmark-start text:name="aims"/>Aims<text:bookmark-end text:name="aims"/></text:h>
      <text:list text:style-name="L2">
        <text:list-item>
          <text:p text:style-name="P2">Introduce Vampires to the Players</text:p>
          <text:list text:style-name="L3">
            <text:list-item>
              <text:p text:style-name="P3">Michel</text:p>
            </text:list-item>
            <text:list-item>
              <text:p text:style-name="P3">Lacrima</text:p>
            </text:list-item>
            <text:list-item>
              <text:p text:style-name="P3">Hamish</text:p>
            </text:list-item>
          </text:list>
        </text:list-item>
        <text:list-item>
          <text:p text:style-name="P2">Give the players a chance to discuss events with the primary STCs</text:p>
        </text:list-item>
        <text:list-item>
          <text:p text:style-name="P2">Hunt scene throughout London</text:p>
        </text:list-item>
      </text:list>
      <text:h text:style-name="Heading_20_2" text:outline-level="2"><text:bookmark-start text:name="principal-characters"/>Principal Characters<text:bookmark-end text:name="principal-characters"/></text:h>
      <text:list text:style-name="L4">
        <text:list-item>
          <text:p text:style-name="P4">Wolfgang</text:p>
        </text:list-item>
        <text:list-item>
          <text:p text:style-name="P4">Osric</text:p>
        </text:list-item>
        <text:list-item>
          <text:p text:style-name="P4">Mina</text:p>
        </text:list-item>
        <text:list-item>
          <text:p text:style-name="P4">Echo</text:p>
        </text:list-item>
        <text:list-item>
          <text:p text:style-name="P4">Ophelia</text:p>
        </text:list-item>
      </text:list>
      <text:h text:style-name="Heading_20_2" text:outline-level="2"><text:bookmark-start text:name="introductions"/>Introductions<text:bookmark-end text:name="introductions"/></text:h>
      <text:list text:style-name="L5">
        <text:list-item>
          <text:p text:style-name="P5">Introduce:</text:p>
          <text:list text:style-name="L6">
            <text:list-item>
              <text:p text:style-name="P6"><text:span text:style-name="T1">Walter</text:span> Osric has a question about Europol - needs help with Robert Lamont - researcher who wants to stronger</text:p>
            </text:list-item>
            <text:list-item>
              <text:p text:style-name="P6"><text:span text:style-name="T1">Rowan</text:span> Michel has a desire for help with next month’s Elysium - An extravaganza he hopes on Exhibition road</text:p>
            </text:list-item>
            <text:list-item>
              <text:p text:style-name="P6"><text:span text:style-name="T1">Owen</text:span> Lacrima has an interest in his life in the underground - invites him to a meeting</text:p>
            </text:list-item>
            <text:list-item>
              <text:p text:style-name="P6"><text:span text:style-name="T1">Lilith</text:span></text:p>
              <text:list text:style-name="L7">
                <text:list-item>
                  <text:p text:style-name="P7">Echo wishes to engage her in conversations about feminism, mysticism and her views on the prince</text:p>
                </text:list-item>
                <text:list-item>
                  <text:p text:style-name="P7">Osric sounds her out about her working for him on a more</text:p>
                </text:list-item>
              </text:list>
            </text:list-item>
          </text:list>
        </text:list-item>
      </text:list>
      <text:h text:style-name="Heading_20_2" text:outline-level="2"><text:bookmark-start text:name="discussions"/>Discussions<text:bookmark-end text:name="discussions"/></text:h>
      <text:p text:style-name="First_20_paragraph">What to do</text:p>
      <text:list text:style-name="L8">
        <text:list-item>
          <text:p text:style-name="P8">Mina happily confesses to the murder of the doctor. Surprised that she wasn’t asked about it. Tells the players that Ophelia requested it, as the</text:p>
        </text:list-item>
        <text:list-item>
          <text:p text:style-name="P8">Ophelia shrugs and walks away</text:p>
        </text:list-item>
        <text:list-item>
          <text:p text:style-name="P8">Echo will high-light the amusing results of the escapade*s near borough market. Showing a set of videos.</text:p>
        </text:list-item>
        <text:list-item>
          <text:p text:style-name="P8">Locate Hamish, who is talking to Echo about the days before the fall of london.</text:p>
          <text:list text:style-name="L9">
            <text:list-item>
              <text:p text:style-name="P9">Hamish will show a certain disdain for the current regime.</text:p>
            </text:list-item>
          </text:list>
        </text:list-item>
        <text:list-item>
          <text:p text:style-name="P8">Michel is being absolutely charming</text:p>
        </text:list-item>
        <text:list-item>
  </text:list-item>
      </text:list>
      <text:h text:style-name="Heading_20_2" text:outline-level="2"><text:bookmark-start text:name="kaz-appears"/>Kaz appears:<text:bookmark-end text:name="kaz-appears"/></text:h>
      <text:list text:style-name="L10">
        <text:list-item>
          <text:p text:style-name="P10">Primogen scandalised - <text:span text:style-name="T1">ensure that each players get to talk to </text:span><text:span text:style-name="T2">their</text:span><text:span text:style-name="T1"> primogen member about it.</text:span></text:p>
        </text:list-item>
        <text:list-item>
          <text:p text:style-name="P10">If confronted by a player she <text:span text:style-name="T3">will</text:span> make them try to frenzy</text:p>
        </text:list-item>
      </text:list>
      <text:p text:style-name="P11">This is her Man + Pot (5) versus the target’s Composure + Intelligence. If she succeeds this triggers a fury check at Difficulty three. She will focus the rage on hersel.</text:p>
      <text:h text:style-name="Heading_20_2" text:outline-level="2"><text:bookmark-start text:name="if-kaz-gets-into-a-fight"/>If Kaz gets into a fight<text:bookmark-end text:name="if-kaz-gets-into-a-fight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Name</text:p>
            </table:table-cell>
            <table:table-cell table:style-name="TableHeaderRowCell" office:value-type="string">
              <text:p text:style-name="Table_20_Heading">Clan/Species</text:p>
            </table:table-cell>
            <table:table-cell table:style-name="TableHeaderRowCell" office:value-type="string">
              <text:p text:style-name="Table_20_Heading">Combat Pool</text:p>
            </table:table-cell>
            <table:table-cell table:style-name="TableHeaderRowCell" office:value-type="string">
              <text:p text:style-name="P12">Notables</text:p>
            </table:table-cell>
          </table:table-row>
        </table:table-header-rows>
        <table:table-row>
          <table:table-cell table:style-name="TableRowCell" office:value-type="string">
            <text:p text:style-name="Table_20_Contents">Kaz</text:p>
          </table:table-cell>
          <table:table-cell table:style-name="TableRowCell" office:value-type="string">
            <text:p text:style-name="Table_20_Contents">Brujah</text:p>
          </table:table-cell>
          <table:table-cell table:style-name="TableRowCell" office:value-type="string">
            <text:p text:style-name="Table_20_Contents">7</text:p>
          </table:table-cell>
          <table:table-cell table:style-name="TableRowCell" office:value-type="string">
            <text:p text:style-name="P13">Celerity 2, Presence 4, Potence 3</text:p>
          </table:table-cell>
        </table:table-row>
        <table:table-row>
          <table:table-cell table:style-name="TableRowCell" office:value-type="string">
            <text:p text:style-name="Table_20_Contents">Stephen</text:p>
          </table:table-cell>
          <table:table-cell table:style-name="TableRowCell" office:value-type="string">
            <text:p text:style-name="Table_20_Contents">Mortal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P13">Unmarked gun (Dam+3), Stake Launcher (+3 (+0))</text:p>
          </table:table-cell>
        </table:table-row>
        <table:table-row>
          <table:table-cell table:style-name="TableRowCell" office:value-type="string">
            <text:p text:style-name="Table_20_Contents">Dougie</text:p>
          </table:table-cell>
          <table:table-cell table:style-name="TableRowCell" office:value-type="string">
            <text:p text:style-name="Table_20_Contents">Mortal</text:p>
          </table:table-cell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P13">Crossbow (Dam+2 (+0), Pump-action Shotgun(+0)</text:p>
          </table:table-cell>
        </table:table-row>
      </table:table>
      <text:h text:style-name="Heading_20_2" text:outline-level="2"><text:bookmark-start text:name="order-of-business"/>Order of Business<text:bookmark-end text:name="order-of-business"/></text:h>
      <text:list text:style-name="L11">
        <text:list-item>
          <text:p text:style-name="P14">Wolfgang Finally opens the elysium - the first elysium of all</text:p>
        </text:list-item>
        <text:list-item>
          <text:p text:style-name="P14">Introduces Hamish - e#nvoy from Edinburgh</text:p>
        </text:list-item>
        <text:list-item>
          <text:p text:style-name="P14">Hamish talks about Miathras worship and makes a snide remark about the grandeur of the past</text:p>
        </text:list-item>
        <text:list-item>
          <text:p text:style-name="P14">Wolfgang welcomes the Primogen</text:p>
          <text:list text:style-name="L12">
            <text:list-item>
              <text:p text:style-name="P15">Mina</text:p>
            </text:list-item>
            <text:list-item>
              <text:p text:style-name="P15">Lacrima</text:p>
            </text:list-item>
            <text:list-item>
              <text:p text:style-name="P15">Michel</text:p>
            </text:list-item>
            <text:list-item>
              <text:p text:style-name="P15">Osric</text:p>
            </text:list-item>
            <text:list-item>
              <text:p text:style-name="P15">Echo</text:p>
            </text:list-item>
            <text:list-item>
              <text:p text:style-name="P15">Hamish (represents Edinburgh and Mithras)</text:p>
            </text:list-item>
          </text:list>
        </text:list-item>
        <text:list-item>
          <text:p text:style-name="P14">Kaz points out that the Brujah clan has no representation</text:p>
        </text:list-item>
      </text:list>
      <text:h text:style-name="Heading_20_3" text:outline-level="3"><text:bookmark-start text:name="what-to-do-about-the-murders"/>What to do about the Murders<text:bookmark-end text:name="what-to-do-about-the-murders"/></text:h>
      <text:list text:style-name="L13">
        <text:list-item>
          <text:p text:style-name="P16">Wolfgang invites Osric to present the business of the doctor</text:p>
        </text:list-item>
        <text:list-item>
          <text:p text:style-name="P16">Osric instructs the PCs to report.</text:p>
        </text:list-item>
        <text:list-item>
          <text:p text:style-name="P16">Mina argues that whatever else is happening, it is clear that the Masquerade has been endangered by the events discussed, and that punishment must be dealt out.</text:p>
        </text:list-item>
        <text:list-item>
          <text:p text:style-name="P16">Echo acts as a secretary:</text:p>
          <text:list text:style-name="L14">
            <text:list-item>
              <text:p text:style-name="P17">Orders the breaches from the most serious to the most trivial</text:p>
              <text:list text:style-name="L15">
                <text:list-item>
                  <text:p text:style-name="P18">Terrorist attack</text:p>
                </text:list-item>
                <text:list-item>
                  <text:p text:style-name="P18">Journalist</text:p>
                </text:list-item>
                <text:list-item>
                  <text:p text:style-name="P18">Doctor</text:p>
                </text:list-item>
              </text:list>
            </text:list-item>
            <text:list-item>
              <text:p text:style-name="P17">Then argues that the Terror and the Journalist/Doctor should be considered separately</text:p>
            </text:list-item>
          </text:list>
        </text:list-item>
        <text:list-item>
          <text:p text:style-name="P16">The trial starts</text:p>
        </text:list-item>
      </text:list>
      <text:h text:style-name="Heading_20_3" text:outline-level="3"><text:bookmark-start text:name="trial-one-terrorist-attack"/>Trial one Terrorist Attack<text:bookmark-end text:name="trial-one-terrorist-attack"/></text:h>
      <text:list text:style-name="L16">
        <text:list-item>
          <text:p text:style-name="P19">Echo argues that Walter, Rowan and possibly Kaz are on trial.</text:p>
        </text:list-item>
      </text:list>
      <text:p text:style-name="First_20_paragraph">Social Combat between Walter/Rowan and Kaz</text:p>
      <text:p text:style-name="Text_20_body">Kaz has Willpower of 7</text:p>
      <text:p text:style-name="Text_20_body">Kaz will use her awe: Manipulation (3) + Presence (4) against the Primogen and the players (Effect on Primogen is that half of them will listen (i.e. +3 bonus to convince them))</text:p>
      <text:p text:style-name="Text_20_body">If a player does the same, they will have to roll Manipulation + Presence - Each success is a member of the Primogen allows them to use one presence dot.</text:p>
      <text:h text:style-name="Heading_20_4" text:outline-level="4"><text:bookmark-start text:name="first-round--"/>First round -<text:bookmark-end text:name="first-round--"/></text:h>
      <text:p text:style-name="First_20_paragraph">Kaz highlights that borough market is a hotbed for rightwing extremist (brexit, left-behind white working class communities) (Intelligence 2 + Streetwise 4)</text:p>
      <text:h text:style-name="Heading_20_4" text:outline-level="4"><text:bookmark-start text:name="second-round--"/>Second round -<text:bookmark-end text:name="second-round--"/></text:h>
      <text:p text:style-name="First_20_paragraph">Kaz points out that she can hardly be responsible for the vanity of the Toreador bitch whose narcissism and attention-seeking behaviour caused this problem - she made the murder happen. (Manipulation (3) + Intimidation (+2))</text:p>
      <text:h text:style-name="Heading_20_4" text:outline-level="4"><text:bookmark-start text:name="third-round--"/>Third round -<text:bookmark-end text:name="third-round--"/></text:h>
      <text:p text:style-name="First_20_paragraph">Kaz argues that the coterie should never have been there in the first place, that the area south of the river has always been her domain. (Charisma (3) + Etiquette (1))</text:p>
      <text:h text:style-name="Heading_20_4" text:outline-level="4"><text:bookmark-start text:name="outcome"/>Outcome<text:bookmark-end text:name="outcome"/></text:h>
      <text:p text:style-name="First_20_paragraph">If the players win, Kaz is considered to be <text:span text:style-name="T3">fully</text:span> responsible for the breach of the masquerade. If the players lose, they are considered to have accidentally <text:span text:style-name="T3">endangered</text:span> the masquerade. They are put on probation.</text:p>
      <text:h text:style-name="Heading_20_3" text:outline-level="3"><text:bookmark-start text:name="ophelia"/>Ophelia<text:bookmark-end text:name="ophelia"/></text:h>
      <text:h text:style-name="Heading_20_4" text:outline-level="4"><text:bookmark-start text:name="opening"/>Opening<text:bookmark-end text:name="opening"/></text:h>
      <text:list text:style-name="L17">
        <text:list-item>
          <text:p text:style-name="P20">Echo points out that there are two issues in front of the primogen. Did Kaz breach the masquerade by focusing the attention of the doctor / journalist on Ophelia’s victims - and is Ophelia’s feeding a risk in itself?</text:p>
        </text:list-item>
        <text:list-item>
          <text:p text:style-name="P20">Players will be able to present their findings.</text:p>
        </text:list-item>
        <text:list-item>
          <text:p text:style-name="P20">Kaz will challenge them about the doctor</text:p>
        </text:list-item>
      </text:list>
      <text:h text:style-name="Heading_20_4" text:outline-level="4"><text:bookmark-start text:name="findings"/>Findings<text:bookmark-end text:name="findings"/></text:h>
      <text:p text:style-name="First_20_paragraph">If the players argue against Ophelia, she will be put on probation, if not she will be let off with a minor warning.</text:p>
      <text:p text:style-name="Text_20_body">Kaz is sentenced to death - Argues for the right to be blood hunted.</text:p>
      <text:p text:style-name="Text_20_body">Prince lets her go for 10 minutes, turns to the players and lets them know that whoever brings him her head will get a <text:span text:style-name="T3">major boon</text:span></text:p>
      <text:h text:style-name="Heading_20_2" text:outline-level="2"><text:bookmark-start text:name="hunting-kaz"/>Hunting Kaz<text:bookmark-end text:name="hunting-kaz"/></text:h>
      <text:list text:style-name="L18">
        <text:list-item>
          <text:p text:style-name="P21">The players are told to head towards the river.</text:p>
        </text:list-item>
        <text:list-item>
          <text:p text:style-name="P21">One of the players, Rowan get a message on her phone. It is a screen shot of an iPhone map, highlighting a building nearby.</text:p>
        </text:list-item>
        <text:list-item>
          <text:p text:style-name="P21">The building is a semi-derelict office building a sign saying that it is being watched by live in staff.</text:p>
        </text:list-item>
      </text:list>
      <text:h text:style-name="Heading_20_3" text:outline-level="3"><text:bookmark-start text:name="entering-the-building"/>Entering the building<text:bookmark-end text:name="entering-the-building"/></text:h>
      <text:list text:style-name="L19">
        <text:list-item>
          <text:p text:style-name="P22">Entering through the front - some sort of security or strength feat to open -<text:span text:style-name="T1">No alarm</text:span></text:p>
        </text:list-item>
        <text:list-item>
          <text:p text:style-name="P22">Entering through the side door, it is unlocked and ajar.</text:p>
          <text:list text:style-name="L20">
            <text:list-item>
              <text:p text:style-name="P23">They will find the resident/guard - a student named Brooklyn - (Artist, quite talented, his paintings are scattered around the room)</text:p>
            </text:list-item>
            <text:list-item>
              <text:p text:style-name="P23">He is in the fetal position (Kaz used Dread Gaze against him)</text:p>
            </text:list-item>
            <text:list-item>
              <text:p text:style-name="P23">Horrible monster - a woman who wasn’t a woman</text:p>
            </text:list-item>
          </text:list>
        </text:list-item>
        <text:list-item>
          <text:p text:style-name="P22">Kaz is on the top floor, an open floor office with a few desks and chairs around pillars that are intended to hold mortarboard etc broken windows covered in plastic.</text:p>
        </text:list-item>
        <text:list-item>
          <text:p text:style-name="P22">Kaz will monologue:</text:p>
        </text:list-item>
        <text:list-item>
          <text:p text:style-name="P22">If someone is downstairs or keeping an eye out, they will see a black Mini Cooper turn off its lights as it enters the alley the side alley is in.</text:p>
        </text:list-item>
        <text:list-item>
          <text:p text:style-name="P22">Kaz shouts,“They are here!” and <text:span text:style-name="T1">Detective Stephen Mills</text:span> and <text:span text:style-name="T1">Brother Dougie Morgan</text:span></text:p>
        </text:list-item>
        <text:list-item>
          <text:p text:style-name="P22">If anyone keeps an active lookout they get to roll Resolve+Awareness (2success)</text:p>
        </text:list-item>
        <text:list-item>
          <text:p text:style-name="P22">If not, the players needs 4 successes on a wits+awareness roll</text:p>
        </text:list-item>
        <text:list-item>
          <text:p text:style-name="P22">Both of them try to stake a vampire each. Dropping their weapons, retreating back while Stephen fires with his handgun.</text:p>
        </text:list-item>
        <text:list-item>
          <text:p text:style-name="P22">Subsequently, Stephen tries to maintain distance while Dougie gets out the dragons breath shotgun.</text:p>
        </text:list-item>
        <text:list-item>
          <text:p text:style-name="P22">Combat in the building</text:p>
        </text:list-item>
        <text:list-item>
          <text:p text:style-name="P22">Complications:</text:p>
        </text:list-item>
      </text:list>
      <text:p text:style-name="First_20_paragraph">Rotten floors, Splinters of wood flying Possibly fire</text:p>
      <text:list text:style-name="L21">
        <text:list-item>
          <text:p text:style-name="P24">Kaz will just try to get away. The players can try to chase h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Elysium Scene</dc:title>
    <dc:description/>
    <dc:subject/>
    <meta:keyword/>
    <meta:initial-creator/>
    <dc:creator/>
    <meta:creation-date>2022-05-31T15:19:14Z</meta:creation-date>
    <dc:date>2022-05-31T15:19:14Z</dc:date>
  </office:meta>
</office:document-meta>
</file>